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Jost" svg:font-family="Jost"/>
    <style:font-face style:name="Noto Sans" svg:font-family="'No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14.59pt"/>
    </style:style>
    <style:style style:name="co3" style:family="table-column">
      <style:table-column-properties fo:break-before="auto" style:column-width="42.41pt"/>
    </style:style>
    <style:style style:name="co4" style:family="table-column">
      <style:table-column-properties fo:break-before="auto" style:column-width="455.61pt"/>
    </style:style>
    <style:style style:name="co5" style:family="table-column">
      <style:table-column-properties fo:break-before="auto" style:column-width="2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Jost" fo:font-size="36pt" fo:font-style="normal" fo:text-shadow="none" style:text-underline-style="none" fo:font-weight="normal" style:font-size-asian="36pt" style:font-style-asian="normal" style:font-weight-asian="normal" style:font-name-complex="Jost" style:font-size-complex="3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20pt" fo:font-style="normal" fo:text-shadow="none" style:text-underline-style="none" fo:font-weight="normal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20pt" fo:font-style="normal" fo:text-shadow="none" style:text-underline-style="none" fo:font-weight="normal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20pt" fo:font-style="normal" fo:text-shadow="none" style:text-underline-style="none" fo:font-weight="normal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Noto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</text:p>
          </table:table-cell>
          <table:covered-table-cell table:number-columns-repeated="2"/>
          <table:table-cell table:style-name="ce6" office:value-type="string" calcext:value-type="string">
            <text:p>完成</text:p>
            <text:p>狀態</text:p>
          </table:table-cell>
          <table:table-cell table:style-name="ce6" office:value-type="string" calcext:value-type="string">
            <text:p>認領者</text:p>
            <text:p>代號</text:p>
          </table:table-cell>
          <table:table-cell table:style-name="ce1" office:value-type="string" calcext:value-type="string" table:number-columns-spanned="3" table:number-rows-spanned="1">
            <text:p>V</text:p>
          </table:table-cell>
          <table:covered-table-cell table:number-columns-repeated="2"/>
          <table:table-cell table:style-name="ce6" office:value-type="string" calcext:value-type="string">
            <text:p>完成</text:p>
            <text:p>狀態</text:p>
          </table:table-cell>
          <table:table-cell table:style-name="ce6" office:value-type="string" calcext:value-type="string">
            <text:p>認領者</text:p>
            <text:p>代號</text:p>
          </table:table-cell>
          <table:table-cell table:style-name="ce1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style-name="ce6" office:value-type="string" calcext:value-type="string">
            <text:p>完成</text:p>
            <text:p>狀態</text:p>
          </table:table-cell>
          <table:table-cell table:style-name="ce6" office:value-type="string" calcext:value-type="string">
            <text:p>認領者</text:p>
            <text:p>代號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撰寫total的計算屬性（放置於order，使用MysqlTrigger或laravelgetAttribute或\Cart::session(Auth::user()-&gt;id)-&gt;getTotal();）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 table:number-columns-spanned="3" table:number-rows-spanned="1">
            <text:p>頁面美化（順序為cart&gt;index&gt;menu，建議使用tailwind）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  <table:table-cell table:style-name="ce2" office:value-type="string" calcext:value-type="string" table:number-columns-spanned="3" table:number-rows-spanned="1">
            <text:p>將訂單儲存進資料庫（利用Order與ItemOrder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撰寫平均評分的計算屬性（放置於Restaurant，使用reviews的rate欄位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C</text:p>
          </table:table-cell>
          <table:table-cell table:style-name="ce2" office:value-type="string" calcext:value-type="string" table:number-columns-spanned="3" table:number-rows-spanned="1">
            <text:p>將購物車的數量最小值改為0（input min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A</text:p>
          </table:table-cell>
          <table:table-cell table:style-name="ce3" office:value-type="string" calcext:value-type="string" table:number-columns-spanned="3" table:number-rows-spanned="1">
            <text:p>顯示當日所有訂單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新增使用者的最愛餐廳中介模型（User跟Restaurant的多對多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2" office:value-type="string" calcext:value-type="string" table:number-columns-spanned="3" table:number-rows-spanned="1">
            <text:p>在前台頁面顯示目前訂單並即時變更小記與總計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 table:number-columns-spanned="3" table:number-rows-spanned="1">
            <text:p>將不加蕃茄等備註儲存進model\order的note欄位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新增餐廳資料表的餐廳種類欄位(新增資料表 )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2" office:value-type="string" calcext:value-type="string" table:number-columns-spanned="3" table:number-rows-spanned="1">
            <text:p>顯示總訂單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 table:number-columns-spanned="3" table:number-rows-spanned="1">
            <text:p>新增評論功能（利用Review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新增每日餐廳模型與資料表（與餐廳多對一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2" office:value-type="string" calcext:value-type="string" table:number-columns-spanned="3" table:number-rows-spanned="1">
            <text:p>index內條件判斷式的精簡與重構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E</text:p>
          </table:table-cell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新增每日值日生模型與資料表（與user多對一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2" office:value-type="string" calcext:value-type="string" table:number-columns-spanned="3" table:number-rows-spanned="1">
            <text:p>利用餐廳種類提供搜尋（livewire或控制器）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D</text:p>
          </table:table-cell>
          <table:table-cell table:style-name="ce4" office:value-type="string" calcext:value-type="string" table:number-columns-spanned="3" table:number-rows-spanned="1">
            <text:p>利用評論分數排序餐廳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將菜單的工廠補回去（檔案在commit「完成視圖與模型的合併與修改」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3" office:value-type="string" calcext:value-type="string" table:number-columns-spanned="3" table:number-rows-spanned="1">
            <text:p>今日餐廳提示: 點選其他餐廳發出警告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4" office:value-type="string" calcext:value-type="string" table:number-columns-spanned="3" table:number-rows-spanned="1">
            <text:p>將一天的時段切成早中晚宵夜並利用carbon計算時間檢視營業中的餐廳（新增Timing控制器，利用已在Restaurant的isBrunch等欄位，忽略一段班與兩段班的時間差異）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將重複的item migrate刪除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8" office:value-type="string" calcext:value-type="string">
            <text:p>B</text:p>
          </table:table-cell>
          <table:table-cell table:style-name="ce2" office:value-type="string" calcext:value-type="string" table:number-columns-spanned="3" table:number-rows-spanned="1">
            <text:p>新增餐廳的最愛選取(使用input checkbox，存進restaurant_user並改變此輸入的預設狀態)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11" office:value-type="string" calcext:value-type="string" table:number-columns-spanned="3" table:number-rows-spanned="1">
            <text:p><text:a xlink:href="https://laravel.com/docs/9.x/scheduling" xlink:type="simple">每次從User資料表中抽出一名值日生（目前是App\Http\Controllers\Api\MailController的sendMail方法的$allPerson與$PersonOnDuty變數，參閱https://laravel.com/docs/9.x/scheduling）</text:a>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A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3" table:number-rows-spanned="1">
            <text:p>新增後台的訂單集（使用item_order資料表並以order_id排序而非id）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8" office:value-type="string" calcext:value-type="string">
            <text:p>B</text:p>
          </table:table-cell>
          <table:table-cell table:style-name="ce2" office:value-type="string" calcext:value-type="string" table:number-columns-spanned="3" table:number-rows-spanned="1">
            <text:p>在菜單新增「加辣加到虧損26箱」備註的input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office:value-type="string" calcext:value-type="string" table:number-columns-spanned="3" table:number-rows-spanned="1">
            <text:p>新增最愛餐廳（未有模型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C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 table:number-columns-spanned="3" table:number-rows-spanned="1">
            <text:p>將需要的文字本地化（主要位於寄信相關的視圖）</text:p>
          </table:table-cell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 table:number-columns-spanned="3" table:number-rows-spanned="1">
            <text:p>將當天的值日生列在首頁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D</text:p>
          </table:table-cell>
          <table:table-cell table:style-name="ce2" office:value-type="string" calcext:value-type="string" table:number-columns-spanned="3" table:number-rows-spanned="1">
            <text:p>首頁的餐廳分頁，一頁10個餐廳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B</text:p>
          </table:table-cell>
          <table:table-cell table:style-name="ce14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2" office:value-type="string" calcext:value-type="string" table:number-columns-spanned="3" table:number-rows-spanned="1">
            <text:p>寄信內容的排版（設計單人訂單與總和訂單兩種，並在命名上區分。放至於mail資料夾，並將原先範本改名為範本）</text:p>
          </table:table-cell>
          <table:covered-table-cell table:number-columns-repeated="2"/>
          <table:table-cell table:style-name="ce7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E</text:p>
          </table:table-cell>
          <table:table-cell table:style-name="ce2" office:value-type="string" calcext:value-type="string" table:number-columns-spanned="3" table:number-rows-spanned="1">
            <text:p>修改套件的驗證器邏輯，將數量的最小值限制取消（使用composer.json與overrideVender資料夾）</text:p>
          </table:table-cell>
          <table:covered-table-cell table:number-columns-repeated="2"/>
          <table:table-cell table:style-name="ce12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A</text:p>
          </table:table-cell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2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2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2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2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2" table:formula="of:=FALSE()" office:value-type="float" office:value="0" calcext:value-type="float">
            <text:p>0</text:p>
          </table:table-cell>
          <table:table-cell table:style-name="ce10"/>
          <table:table-cell table:style-name="ce15" table:number-columns-repeated="2"/>
          <table:table-cell table:number-columns-repeated="1007"/>
        </table:table-row>
        <table:table-row table:style-name="ro1"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4" table:number-columns-spanned="3" table:number-rows-spanned="1"/>
          <table:covered-table-cell table:number-columns-repeated="2"/>
          <table:table-cell table:style-name="ce7" table:formula="of:=FALSE()" office:value-type="float" office:value="0" calcext:value-type="float">
            <text:p>0</text:p>
          </table:table-cell>
          <table:table-cell table:style-name="ce10"/>
          <table:table-cell table:style-name="ce4" table:number-columns-spanned="3" table:number-rows-spanned="1"/>
          <table:covered-table-cell table:number-columns-repeated="2"/>
          <table:table-cell table:style-name="ce13" table:number-columns-repeated="2"/>
          <table:table-cell table:style-name="ce15" table:number-columns-repeated="2"/>
          <table:table-cell table:number-columns-repeated="1007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Jost" svg:font-family="Jost"/>
    <style:font-face style:name="Noto Sans" svg:font-family="'Noto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0"/>
    <meta:generator>LibreOfficeDev/6.0.5.2$Linux_X86_64 LibreOffice_project/</meta:generator>
  </office:meta>
</office:document-meta>
</file>